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217c7" officeooo:paragraph-rsid="001217c7"/>
    </style:style>
    <style:style style:name="T1" style:family="text">
      <style:text-properties officeooo:rsid="0015c552"/>
    </style:style>
    <style:style style:name="T2" style:family="text">
      <style:text-properties officeooo:rsid="001702ba"/>
    </style:style>
    <style:style style:name="T3" style:family="text">
      <style:text-properties officeooo:rsid="00181927"/>
    </style:style>
    <style:style style:name="T4" style:family="text">
      <style:text-properties officeooo:rsid="0018afe4"/>
    </style:style>
    <style:style style:name="T5" style:family="text">
      <style:text-properties officeooo:rsid="001e46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 Peter 1:16-21</text:h>
      <text:h text:style-name="Heading_20_2" text:outline-level="2"><text:bookmark text:name="en-GNT-33517"/>Eyewitnesses of Christ's Glory</text:h>
      <text:list xml:id="list2128539128" text:style-name="L1">
        <text:list-item>
          <text:p text:style-name="P1">We have not depended on made-up stories in making known to you the mighty coming of our Lord Jesus Christ. With our own eyes we saw his greatness. <text:bookmark text:name="en-GNT-33518"/>We were there when he was given honor and glory by God the Father, when the voice came to him from the Supreme Glory, saying, “This is my own dear Son, with whom I am pleased!” <text:bookmark text:name="en-GNT-33519"/>We ourselves heard this voice coming from heaven, when we were with him on the holy mountain.<text:bookmark text:name="en-GNT-33520"/> So we are even more confident of the message proclaimed by the prophets. You will do well to pay attention to it, because it is like a lamp shining in a dark place until the Day dawns and the light of the morning star shines in your hearts. <text:bookmark text:name="en-GNT-33521"/>Above all else, however, remember that none of us can explain by ourselves a prophecy in the Scriptures. <text:bookmark text:name="en-GNT-33522"/>For no prophetic message ever came just from the human will, but people were under the control of the Holy Spirit as they spoke the message that came from God.</text:p>
        </text:list-item>
        <text:list-item>
          <text:p text:style-name="P2">Peter is speaking as a <text:span text:style-name="T5">first hand</text:span> witness of Jesus Christ, he walked with Jesus and he heard when God spoke saying “This is my own dear Son, with whom I am pleased.” <text:span text:style-name="T1">Hence all </text:span><text:span text:style-name="T4">that </text:span><text:span text:style-name="T1">he speaks of are not man made stories. </text:span><text:span text:style-name="T2">He goes on to speak of the prophesies of the past, he is confident in their messages and urges us to pay attention to it for it is a lamp in the dark. </text:span><text:span text:style-name="T3">The prophets were under the control of the Holy Spiri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1:06:58.389772372</meta:creation-date>
    <dc:date>2022-05-11T11:22:17.685878101</dc:date>
    <meta:editing-duration>PT15M15S</meta:editing-duration>
    <meta:editing-cycles>10</meta:editing-cycles>
    <meta:generator>LibreOffice/6.4.7.2$Linux_X86_64 LibreOffice_project/40$Build-2</meta:generator>
    <meta:document-statistic meta:table-count="0" meta:image-count="0" meta:object-count="0" meta:page-count="1" meta:paragraph-count="4" meta:word-count="273" meta:character-count="1396" meta:non-whitespace-character-count="1129"/>
  </office:meta>
</office:document-meta>
</file>